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7A0000003CE65EB54C70BAB8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 narrow" svg:font-family="'arial  narrow'" style:font-family-generic="swiss"/>
    <style:font-face style:name="arial narrow" svg:font-family="'arial narrow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onospace" svg:font-family="Monospac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Arial Narrow" fo:font-size="13pt" style:font-size-asian="13pt" style:font-name-complex="Arial1" style:font-size-complex="13pt"/>
    </style:style>
    <style:style style:name="P3" style:family="paragraph" style:parent-style-name="Standard">
      <style:paragraph-properties fo:margin-top="0in" fo:margin-bottom="0in" loext:contextual-spacing="false"/>
      <style:text-properties style:font-name="Arial Narrow" fo:font-size="13pt" officeooo:paragraph-rsid="001cb61d" style:font-size-asian="13pt" style:font-name-complex="Arial1" style:font-size-complex="13pt"/>
    </style:style>
    <style:style style:name="P4" style:family="paragraph" style:parent-style-name="Standard">
      <style:paragraph-properties fo:margin-top="0in" fo:margin-bottom="0in" loext:contextual-spacing="false"/>
      <style:text-properties style:font-name="Arial Narrow" fo:font-size="13pt" officeooo:paragraph-rsid="001f8b9f" style:font-size-asian="13pt" style:font-name-complex="Arial1" style:font-size-complex="13pt"/>
    </style:style>
    <style:style style:name="P5" style:family="paragraph" style:parent-style-name="Standard">
      <style:paragraph-properties fo:margin-top="0in" fo:margin-bottom="0in" loext:contextual-spacing="false"/>
      <style:text-properties style:font-name="Arial Narrow" fo:font-size="13pt" officeooo:paragraph-rsid="0022a6d6" style:font-size-asian="13pt" style:font-name-complex="Arial1" style:font-size-complex="13pt"/>
    </style:style>
    <style:style style:name="P6" style:family="paragraph" style:parent-style-name="Standard">
      <style:paragraph-properties fo:margin-top="0in" fo:margin-bottom="0in" loext:contextual-spacing="false"/>
      <style:text-properties style:font-name="Arial Narrow" fo:font-size="13pt" officeooo:paragraph-rsid="0025b5e3" style:font-size-asian="13pt" style:font-name-complex="Arial1" style:font-size-complex="13pt"/>
    </style:style>
    <style:style style:name="P7" style:family="paragraph" style:parent-style-name="Standard">
      <style:paragraph-properties fo:margin-top="0in" fo:margin-bottom="0in" loext:contextual-spacing="false"/>
      <style:text-properties style:font-name="Arial Narrow" fo:font-size="13pt" style:font-name-asian="F" style:font-size-asian="13pt" style:font-name-complex="Arial1" style:font-size-complex="13pt"/>
    </style:style>
    <style:style style:name="P8" style:family="paragraph" style:parent-style-name="Standard">
      <style:paragraph-properties fo:margin-top="0in" fo:margin-bottom="0in" loext:contextual-spacing="false"/>
      <style:text-properties fo:color="#ce181e" style:font-name="Arial Narrow" fo:font-size="13pt" officeooo:rsid="0018f601" officeooo:paragraph-rsid="001cb61d" style:font-size-asian="13pt" style:font-name-complex="Arial1" style:font-size-complex="13pt"/>
    </style:style>
    <style:style style:name="P9" style:family="paragraph" style:parent-style-name="Standard">
      <style:paragraph-properties fo:margin-top="0in" fo:margin-bottom="0in" loext:contextual-spacing="false"/>
      <style:text-properties fo:color="#ce181e" officeooo:rsid="001db398" officeooo:paragraph-rsid="001db398"/>
    </style:style>
    <style:style style:name="P10" style:family="paragraph" style:parent-style-name="Standard">
      <style:paragraph-properties fo:margin-top="0in" fo:margin-bottom="0in" loext:contextual-spacing="false"/>
      <style:text-properties fo:color="#ce181e" style:font-name="arial narrow" fo:font-size="12pt" officeooo:rsid="001db398" officeooo:paragraph-rsid="001db398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/>
      <style:text-properties fo:color="#ce181e" style:font-name="arial narrow" fo:font-size="12pt" officeooo:paragraph-rsid="0025b5e3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/>
      <style:text-properties fo:color="#ce181e" style:font-name="arial narrow" fo:font-size="12pt" officeooo:rsid="0018f601" officeooo:paragraph-rsid="0018f601" style:font-size-asian="12pt" style:font-name-complex="Arial1" style:font-size-complex="12pt"/>
    </style:style>
    <style:style style:name="P13" style:family="paragraph" style:parent-style-name="Standard">
      <style:paragraph-properties fo:margin-top="0in" fo:margin-bottom="0in" loext:contextual-spacing="false"/>
      <style:text-properties fo:color="#ce181e" officeooo:rsid="0022a6d6" officeooo:paragraph-rsid="0022a6d6"/>
    </style:style>
    <style:style style:name="P14" style:family="paragraph" style:parent-style-name="Standard">
      <style:paragraph-properties fo:margin-top="0in" fo:margin-bottom="0in" loext:contextual-spacing="false"/>
      <style:text-properties fo:font-size="11pt" style:font-size-asian="11pt" style:font-size-complex="11pt"/>
    </style:style>
    <style:style style:name="P15" style:family="paragraph" style:parent-style-name="Standard">
      <style:paragraph-properties fo:margin-top="0in" fo:margin-bottom="0in" loext:contextual-spacing="false"/>
      <style:text-properties style:font-name="arial  narrow" fo:font-size="11pt" officeooo:rsid="0018f601" officeooo:paragraph-rsid="0018f601" style:font-size-asian="11pt" style:font-size-complex="11pt"/>
    </style:style>
    <style:style style:name="P16" style:family="paragraph" style:parent-style-name="Standard">
      <style:paragraph-properties fo:margin-top="0in" fo:margin-bottom="0in" loext:contextual-spacing="false"/>
      <style:text-properties style:font-name="arial  narrow" fo:font-size="11pt" officeooo:rsid="0018f601" officeooo:paragraph-rsid="001ae0ea" style:font-size-asian="11pt" style:font-size-complex="11pt"/>
    </style:style>
    <style:style style:name="P17" style:family="paragraph" style:parent-style-name="Standard">
      <style:paragraph-properties fo:margin-top="0in" fo:margin-bottom="0in" loext:contextual-spacing="false"/>
      <style:text-properties style:font-name="arial  narrow" fo:font-size="11pt" officeooo:rsid="0018f601" officeooo:paragraph-rsid="001cb61d" style:font-size-asian="11pt" style:font-size-complex="11pt"/>
    </style:style>
    <style:style style:name="P18" style:family="paragraph" style:parent-style-name="Standard">
      <style:paragraph-properties fo:margin-top="0in" fo:margin-bottom="0in" loext:contextual-spacing="false"/>
      <style:text-properties style:font-name="arial narrow" fo:font-size="11pt" officeooo:paragraph-rsid="001cb61d" style:font-size-asian="11pt" style:font-size-complex="11pt"/>
    </style:style>
    <style:style style:name="P19" style:family="paragraph" style:parent-style-name="Standard">
      <style:paragraph-properties fo:margin-top="0in" fo:margin-bottom="0in" loext:contextual-spacing="false"/>
      <style:text-properties style:font-name="arial narrow" fo:font-size="12pt" officeooo:paragraph-rsid="00211bd6" style:font-size-asian="12pt" style:font-size-complex="12pt"/>
    </style:style>
    <style:style style:name="P20" style:family="paragraph" style:parent-style-name="Standard">
      <style:paragraph-properties fo:margin-top="0in" fo:margin-bottom="0in" loext:contextual-spacing="false"/>
      <style:text-properties officeooo:paragraph-rsid="001cb61d"/>
    </style:style>
    <style:style style:name="P21" style:family="paragraph" style:parent-style-name="Standard">
      <style:paragraph-properties fo:margin-top="0in" fo:margin-bottom="0in" loext:contextual-spacing="false"/>
      <style:text-properties officeooo:paragraph-rsid="001f8b9f"/>
    </style:style>
    <style:style style:name="P22" style:family="paragraph" style:parent-style-name="Standard">
      <style:paragraph-properties fo:margin-top="0in" fo:margin-bottom="0in" loext:contextual-spacing="false"/>
      <style:text-properties officeooo:paragraph-rsid="00211bd6"/>
    </style:style>
    <style:style style:name="P23" style:family="paragraph" style:parent-style-name="Standard">
      <style:paragraph-properties fo:margin-top="0in" fo:margin-bottom="0in" loext:contextual-spacing="false"/>
      <style:text-properties officeooo:paragraph-rsid="0022a6d6"/>
    </style:style>
    <style:style style:name="P24" style:family="paragraph" style:parent-style-name="Standard">
      <style:paragraph-properties fo:margin-top="0in" fo:margin-bottom="0in" loext:contextual-spacing="false"/>
      <style:text-properties officeooo:paragraph-rsid="002407f5"/>
    </style:style>
    <style:style style:name="P25" style:family="paragraph" style:parent-style-name="Standard">
      <style:paragraph-properties fo:margin-top="0in" fo:margin-bottom="0in" loext:contextual-spacing="false"/>
      <style:text-properties officeooo:paragraph-rsid="0025b5e3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cb61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officeooo:paragraph-rsid="001cb61d" style:font-size-asian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 narrow" fo:font-size="12pt" style:font-size-asian="12pt" style:font-size-complex="12pt"/>
    </style:style>
    <style:style style:name="P31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ce181e" officeooo:rsid="0022a6d6" officeooo:paragraph-rsid="002407f5"/>
    </style:style>
    <style:style style:name="P32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ce181e" officeooo:rsid="0022a6d6" officeooo:paragraph-rsid="0025b5e3"/>
    </style:style>
    <style:style style:name="P33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ce181e" style:font-name="arial narrow" fo:font-size="12pt" officeooo:rsid="0022a6d6" officeooo:paragraph-rsid="002407f5" style:font-size-asian="12pt" style:font-size-complex="12pt"/>
    </style:style>
    <style:style style:name="P34" style:family="paragraph" style:parent-style-name="Heading_20_1" style:master-page-name="Standard">
      <style:paragraph-properties style:page-number="auto" fo:padding="0in" fo:border="none"/>
    </style:style>
    <style:style style:name="P35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0in"/>
          <style:tab-stop style:position="0.6898in"/>
          <style:tab-stop style:position="3.15in" style:type="char" style:char=","/>
          <style:tab-stop style:position="6.2681in" style:type="right"/>
          <style:tab-stop style:position="6.3in" style:type="right"/>
        </style:tab-stops>
      </style:paragraph-properties>
    </style:style>
    <style:style style:name="P36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3.15in" style:type="center"/>
          <style:tab-stop style:position="6.2681in" style:type="right"/>
        </style:tab-stops>
      </style:paragraph-properties>
    </style:style>
    <style:style style:name="P37" style:family="paragraph" style:parent-style-name="Footer">
      <style:paragraph-properties fo:text-align="center" style:justify-single-word="false"/>
    </style:style>
    <style:style style:name="T1" style:family="text">
      <style:text-properties style:font-name="Arial Narrow"/>
    </style:style>
    <style:style style:name="T2" style:family="text">
      <style:text-properties style:font-name="Arial Narrow" style:font-name-complex="Arial1"/>
    </style:style>
    <style:style style:name="T3" style:family="text">
      <style:text-properties style:font-name="Arial Narrow" style:font-name-complex="Arial1"/>
    </style:style>
    <style:style style:name="T4" style:family="text">
      <style:text-properties style:font-name="Arial Narrow" fo:font-size="13pt" style:font-size-asian="13pt" style:font-name-complex="Arial1" style:font-size-complex="13pt"/>
    </style:style>
    <style:style style:name="T5" style:family="text">
      <style:text-properties style:font-name="Arial Narrow" fo:font-size="13pt" style:font-size-asian="13pt" style:font-name-complex="Arial1" style:font-size-complex="13pt"/>
    </style:style>
    <style:style style:name="T6" style:family="text">
      <style:text-properties style:font-name="Arial Narrow" fo:font-size="14pt" style:font-size-asian="14pt"/>
    </style:style>
    <style:style style:name="T7" style:family="text">
      <style:text-properties fo:color="#2e74b5" style:font-name="Arial Narrow" fo:font-size="14pt" style:font-name-asian="F" style:font-size-asian="14pt" style:font-name-complex="Arial1" style:font-size-complex="18pt"/>
    </style:style>
    <style:style style:name="T8" style:family="text">
      <style:text-properties fo:color="#2e74b5" style:font-name="Arial Narrow" fo:font-size="14pt" officeooo:rsid="0017b51d" style:font-name-asian="F" style:font-size-asian="14pt" style:font-name-complex="Arial1" style:font-size-complex="18pt"/>
    </style:style>
    <style:style style:name="T9" style:family="text">
      <style:text-properties fo:color="#2e74b5" style:font-name="Arial Narrow" fo:font-size="14pt" style:font-name-asian="F" style:font-size-asian="14pt" style:font-name-complex="Arial1" style:font-size-complex="18pt"/>
    </style:style>
    <style:style style:name="T10" style:family="text">
      <style:text-properties fo:color="#2e74b5" style:font-name="Arial Narrow" fo:font-size="14pt" officeooo:rsid="001cb61d" style:font-name-asian="F" style:font-size-asian="14pt" style:font-name-complex="Arial1" style:font-size-complex="18pt"/>
    </style:style>
    <style:style style:name="T11" style:family="text">
      <style:text-properties fo:color="#2e74b5" style:font-name="Arial Narrow" fo:font-size="14pt" officeooo:rsid="002887de" style:font-name-asian="F" style:font-size-asian="14pt" style:font-name-complex="Arial1" style:font-size-complex="18pt"/>
    </style:style>
    <style:style style:name="T12" style:family="text">
      <style:text-properties fo:color="#2e74b5" style:font-name="Arial Narrow" fo:font-size="14pt" style:font-size-asian="14pt" style:font-name-complex="Arial1"/>
    </style:style>
    <style:style style:name="T13" style:family="text">
      <style:text-properties fo:color="#2e74b5" style:font-name="Arial Narrow" fo:font-size="14pt" style:text-underline-style="solid" style:text-underline-width="auto" style:text-underline-color="font-color" style:font-name-asian="F" style:font-size-asian="14pt" style:font-name-complex="Arial1" style:font-size-complex="18pt"/>
    </style:style>
    <style:style style:name="T14" style:family="text">
      <style:text-properties fo:color="#2e74b5" style:font-name="Arial Narrow" fo:font-size="14pt" style:text-underline-style="solid" style:text-underline-width="auto" style:text-underline-color="font-color" officeooo:rsid="001f8b9f" style:font-name-asian="F" style:font-size-asian="14pt" style:font-name-complex="Arial1" style:font-size-complex="18pt"/>
    </style:style>
    <style:style style:name="T15" style:family="text">
      <style:text-properties fo:color="#2e74b5" style:font-name="Arial Narrow" fo:font-size="14pt" style:text-underline-style="solid" style:text-underline-width="auto" style:text-underline-color="font-color" officeooo:rsid="00241b87" style:font-name-asian="F" style:font-size-asian="14pt" style:font-name-complex="Arial1" style:font-size-complex="18pt"/>
    </style:style>
    <style:style style:name="T16" style:family="text">
      <style:text-properties fo:color="#2e74b5" style:font-name="Arial Narrow" fo:font-size="14pt" style:text-underline-style="solid" style:text-underline-width="auto" style:text-underline-color="font-color" officeooo:rsid="0025b5e3" style:font-name-asian="F" style:font-size-asian="14pt" style:font-name-complex="Arial1" style:font-size-complex="18pt"/>
    </style:style>
    <style:style style:name="T17" style:family="text">
      <style:text-properties fo:color="#2e74b5" style:font-name="Arial Narrow" fo:font-size="14pt" style:text-underline-style="solid" style:text-underline-width="auto" style:text-underline-color="font-color" style:font-size-asian="14pt" style:font-name-complex="Arial1"/>
    </style:style>
    <style:style style:name="T18" style:family="text">
      <style:text-properties fo:color="#2e74b5" style:font-name="Arial Narrow" fo:font-size="13pt" style:font-size-asian="13pt" style:font-name-complex="Arial1" style:font-size-complex="13pt"/>
    </style:style>
    <style:style style:name="T19" style:family="text">
      <style:text-properties fo:color="#2e74b5" style:font-name="Arial Narrow" style:font-name-complex="Arial1"/>
    </style:style>
    <style:style style:name="T20" style:family="text">
      <style:text-properties fo:color="#2e74b5" style:font-name-complex="Arial1"/>
    </style:style>
    <style:style style:name="T21" style:family="text">
      <style:text-properties style:font-name="Arial"/>
    </style:style>
    <style:style style:name="T22" style:family="text">
      <style:text-properties fo:color="#5b9bd5"/>
    </style:style>
    <style:style style:name="T23" style:family="text">
      <style:text-properties style:font-name-complex="Arial1"/>
    </style:style>
    <style:style style:name="T24" style:family="text">
      <style:text-properties fo:color="#7f0055" style:font-name="Monospace" fo:font-size="10pt" fo:font-weight="bold" style:font-size-asian="10pt" style:font-weight-asian="bold"/>
    </style:style>
    <style:style style:name="T25" style:family="text">
      <style:text-properties fo:color="#7f0055" style:font-name="Monospace" fo:font-size="10pt" fo:font-weight="bold" style:font-size-asian="10pt" style:font-weight-asian="bold" style:font-name-complex="Arial1" style:font-size-complex="13pt"/>
    </style:style>
    <style:style style:name="T26" style:family="text">
      <style:text-properties fo:color="#000000" style:font-name="Monospace" fo:font-size="10pt" style:font-size-asian="10pt"/>
    </style:style>
    <style:style style:name="T27" style:family="text">
      <style:text-properties fo:color="#000000" style:font-name="Monospace" fo:font-size="10pt" officeooo:rsid="0017fae4" style:font-size-asian="10pt"/>
    </style:style>
    <style:style style:name="T28" style:family="text">
      <style:text-properties fo:color="#000000" style:font-name="Monospace" fo:font-size="10pt" style:font-size-asian="10pt" style:font-name-complex="Arial1" style:font-size-complex="13pt"/>
    </style:style>
    <style:style style:name="T29" style:family="text">
      <style:text-properties fo:color="#000000" style:font-name="Monospace" fo:font-size="10pt" officeooo:rsid="001eaac4" style:font-size-asian="10pt"/>
    </style:style>
    <style:style style:name="T30" style:family="text">
      <style:text-properties fo:color="#000000" style:font-name="Monospace" fo:font-size="10pt" officeooo:rsid="00213770" style:font-size-asian="10pt"/>
    </style:style>
    <style:style style:name="T31" style:family="text">
      <style:text-properties fo:color="#000000" style:font-name="Monospace" fo:font-size="10pt" officeooo:rsid="0022a6d6" style:font-size-asian="10pt"/>
    </style:style>
    <style:style style:name="T32" style:family="text">
      <style:text-properties fo:color="#000000" style:font-name="Monospace" fo:font-size="10pt" officeooo:rsid="0025b5e3" style:font-size-asian="10pt"/>
    </style:style>
    <style:style style:name="T33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34" style:family="text">
      <style:text-properties fo:color="#000000" style:font-name="Monospace" style:font-name-complex="Arial1"/>
    </style:style>
    <style:style style:name="T35" style:family="text">
      <style:text-properties fo:color="#000000" style:font-name="Monospace" officeooo:rsid="0018f601" style:font-name-complex="Arial1"/>
    </style:style>
    <style:style style:name="T36" style:family="text">
      <style:text-properties fo:color="#000000" style:font-name="Monospace"/>
    </style:style>
    <style:style style:name="T37" style:family="text">
      <style:text-properties fo:color="#000000" fo:font-size="13pt" style:font-size-asian="13pt" style:font-name-complex="Arial1" style:font-size-complex="13pt"/>
    </style:style>
    <style:style style:name="T38" style:family="text">
      <style:text-properties fo:color="#000000" style:font-name-complex="Arial1"/>
    </style:style>
    <style:style style:name="T39" style:family="text">
      <style:text-properties fo:color="#000000" style:font-name-complex="Arial1"/>
    </style:style>
    <style:style style:name="T40" style:family="text">
      <style:text-properties fo:color="#000000" style:font-name="Arial Narrow" fo:font-size="13pt" style:font-size-asian="13pt" style:font-name-complex="Arial1" style:font-size-complex="13pt"/>
    </style:style>
    <style:style style:name="T41" style:family="text">
      <style:text-properties fo:color="#000000" style:font-name="Arial Narrow" fo:font-size="13pt" style:font-size-asian="13pt" style:font-name-complex="Arial1" style:font-size-complex="13pt"/>
    </style:style>
    <style:style style:name="T42" style:family="text">
      <style:text-properties fo:color="#000000" style:font-name="Arial Narrow" style:font-name-complex="Arial1"/>
    </style:style>
    <style:style style:name="T43" style:family="text">
      <style:text-properties fo:color="#000000" fo:font-size="10pt" style:font-size-asian="10pt"/>
    </style:style>
    <style:style style:name="T44" style:family="text">
      <style:text-properties fo:color="#000000"/>
    </style:style>
    <style:style style:name="T45" style:family="text">
      <style:text-properties fo:color="#6a3e3e" style:font-name="Monospace" fo:font-size="10pt" style:font-size-asian="10pt"/>
    </style:style>
    <style:style style:name="T46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47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48" style:family="text">
      <style:text-properties fo:color="#3f7f5f" style:font-name="Monospace" fo:font-size="10pt" style:font-size-asian="10pt"/>
    </style:style>
    <style:style style:name="T49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50" style:family="text">
      <style:text-properties fo:color="#2a00ff" style:font-name="Monospace" fo:font-size="10pt" style:font-size-asian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<text:span text:style-name="T2">Weekly Worksheet Solutions </text:span></text:h>
      <text:p text:style-name="P2"/>
      <text:p text:style-name="P1"><text:span text:style-name="T7">Student ID:</text:span><text:span text:style-name="T8">1915677</text:span></text:p>
      <text:p text:style-name="P1"><text:span text:style-name="T7">Student Name:</text:span><text:span text:style-name="T8">Niraj Chudali</text:span></text:p>
      <text:p text:style-name="P2"/>
      <text:p text:style-name="P1"><text:span text:style-name="T7">Week Number:</text:span><text:span text:style-name="T10">2</text:span></text:p>
      <text:p text:style-name="P1"><text:span text:style-name="T7">Worksheet No</text:span><text:span text:style-name="T12"> / Name</text:span><text:span text:style-name="T7">:</text:span><text:span text:style-name="T11">Week2</text:span></text:p>
      <text:p text:style-name="P2"/>
      <text:p text:style-name="P1"/>
      <text:p text:style-name="P1"><text:span text:style-name="T13">Exercise </text:span><text:bookmark-start text:name="_GoBack"/><text:span text:style-name="T13">No 1 /</text:span><text:span text:style-name="T17"> </text:span><text:bookmark-end text:name="_GoBack"/><text:span text:style-name="T17">Name</text:span><text:span text:style-name="T7">: </text:span><text:span text:style-name="T7">e Notation </text:span></text:p>
      <text:p text:style-name="P2"/>
      <text:p text:style-name="P1"><text:span text:style-name="T18">Commented Code</text:span></text:p>
      <text:p text:style-name="P2"/>
      <text:p text:style-name="P3"/>
      <text:p text:style-name="P20"><text:span text:style-name="T25">public</text:span><text:span text:style-name="T26"> </text:span><text:span text:style-name="T24">class</text:span><text:span text:style-name="T26"> </text:span><text:span text:style-name="T27">DivideNumbers</text:span><text:span text:style-name="T26"> { <text:s/><text:tab/>//</text:span><text:span text:style-name="T27">making public class DivideNumbers</text:span></text:p>
      <text:p text:style-name="P27"><text:span text:style-name="T26"><text:tab/></text:span><text:span text:style-name="T24">public</text:span><text:span text:style-name="T26"> </text:span><text:span text:style-name="T24">static</text:span><text:span text:style-name="T26"> </text:span><text:span text:style-name="T24">void</text:span><text:span text:style-name="T26"> main(String[] </text:span><text:span text:style-name="T45">args</text:span><text:span text:style-name="T26">) {</text:span></text:p>
      <text:p text:style-name="P27"><text:span text:style-name="T26"><text:tab/><text:tab/></text:span></text:p>
      <text:p text:style-name="P27"><text:span text:style-name="T26"><text:tab/><text:tab/>System.</text:span><text:span text:style-name="T47">out</text:span><text:span text:style-name="T26">.print(0.0000342/2345);<text:tab/>//</text:span><text:span text:style-name="T27">printing the output.</text:span><text:span text:style-name="T26"><text:tab/></text:span></text:p>
      <text:p text:style-name="P27"><text:span text:style-name="T26">}</text:span></text:p>
      <text:p text:style-name="P20"><text:span text:style-name="T26">}</text:span></text:p>
      <text:p text:style-name="P3"><text:span text:style-name="T4"/></text:p>
      <text:p text:style-name="P2"/>
      <text:p text:style-name="P1"><text:span text:style-name="T18">Evidence of Testing</text:span></text:p>
      <text:p text:style-name="P2"/>
      <text:p text:style-name="P8">Output</text:p>
      <text:p text:style-name="P8"/>
      <text:p text:style-name="P18"><text:span text:style-name="T40">1.4584221748400852E-8</text:span></text:p>
      <text:p text:style-name="P2"/>
      <text:p text:style-name="P1"><text:span text:style-name="T18">Explanation / Discussion of Solution</text:span></text:p>
      <text:p text:style-name="P7"/>
      <text:p text:style-name="P17"><text:span text:style-name="T40">The output comes in the exponential form.</text:span></text:p>
      <text:p text:style-name="P7"/>
      <text:p text:style-name="P7"/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oft-page-break/><text:span text:style-name="T13">Exercise No 2 /</text:span><text:span text:style-name="T17"> Name</text:span><text:span text:style-name="T7">: Commenting and Understanding Code</text:span></text:p>
      <text:p text:style-name="P1"><text:span text:style-name="T7"/></text:p>
      <text:p text:style-name="P1"><text:span text:style-name="T7"/></text:p>
      <text:p text:style-name="P2"/>
      <text:p text:style-name="P1"><text:span text:style-name="T18">Commented Code</text:span></text:p>
      <text:p text:style-name="P1"><text:span text:style-name="T18"/></text:p>
      <text:p text:style-name="P20"><text:span text:style-name="T48"/></text:p>
      <text:p text:style-name="P27"><text:span text:style-name="T24">public</text:span><text:span text:style-name="T26"> </text:span><text:span text:style-name="T24">class</text:span><text:span text:style-name="T26"> </text:span><text:span text:style-name="T33">SecretClass</text:span><text:span text:style-name="T26"> {</text:span></text:p>
      <text:p text:style-name="P27"><text:span text:style-name="T48">// public class SecretClass is created.</text:span></text:p>
      <text:p text:style-name="P27"><text:span text:style-name="T24">static</text:span><text:span text:style-name="T26"> </text:span><text:span text:style-name="T24">final</text:span><text:span text:style-name="T26"> </text:span><text:span text:style-name="T24">double</text:span><text:span text:style-name="T26"> </text:span><text:span text:style-name="T47">PI</text:span><text:span text:style-name="T26"> = 3.141592653589793;</text:span></text:p>
      <text:p text:style-name="P27"><text:span text:style-name="T48">/*</text:span></text:p>
      <text:p text:style-name="P27"><text:span text:style-name="T48">* The purpose of the main() method is is to execute others functions in the class.</text:span></text:p>
      <text:p text:style-name="P27"><text:span text:style-name="T48">*/</text:span></text:p>
      <text:p text:style-name="P27"><text:span text:style-name="T24">public</text:span><text:span text:style-name="T26"> </text:span><text:span text:style-name="T24">static</text:span><text:span text:style-name="T26"> </text:span><text:span text:style-name="T24">void</text:span><text:span text:style-name="T26"> main(String </text:span><text:span text:style-name="T45">args</text:span><text:span text:style-name="T26">[]) {</text:span></text:p>
      <text:p text:style-name="P27"><text:span text:style-name="T26"><text:s/></text:span><text:span text:style-name="T48">// Printing message as java as cool.</text:span></text:p>
      <text:p text:style-name="P27"><text:span text:style-name="T26"><text:s/>System.</text:span><text:span text:style-name="T47">out</text:span><text:span text:style-name="T26">.println(</text:span><text:span text:style-name="T50">"Java is cool!"</text:span><text:span text:style-name="T26">);</text:span></text:p>
      <text:p text:style-name="P29"/>
      <text:p text:style-name="P27"><text:span text:style-name="T26"><text:s/></text:span><text:span text:style-name="T48">// Printing summation of 2 and 3.</text:span></text:p>
      <text:p text:style-name="P27"><text:span text:style-name="T26"><text:s/>System.</text:span><text:span text:style-name="T47">out</text:span><text:span text:style-name="T26">.println(2 + 3);</text:span></text:p>
      <text:p text:style-name="P29"/>
      <text:p text:style-name="P27"><text:span text:style-name="T26"><text:s/></text:span><text:span text:style-name="T48">// printing 2 as an string and summing up 2 and 2.</text:span></text:p>
      <text:p text:style-name="P27"><text:span text:style-name="T26"><text:s/>System.</text:span><text:span text:style-name="T47">out</text:span><text:span text:style-name="T26">.println(</text:span><text:span text:style-name="T50">"2"</text:span><text:span text:style-name="T26"> + (2 + 2));</text:span></text:p>
      <text:p text:style-name="P29"/>
      <text:p text:style-name="P27"><text:span text:style-name="T26"><text:s/></text:span><text:span text:style-name="T48">/*</text:span></text:p>
      <text:p text:style-name="P27"><text:span text:style-name="T48"><text:s/>* The next two lines will print the value of Pi with the string "PI=".</text:span></text:p>
      <text:p text:style-name="P27"><text:span text:style-name="T48"><text:s/>*/</text:span></text:p>
      <text:p text:style-name="P27"><text:span text:style-name="T26"><text:s/>String </text:span><text:span text:style-name="T45">str</text:span><text:span text:style-name="T26"> = </text:span><text:span text:style-name="T50">"PI = "</text:span><text:span text:style-name="T26">;</text:span></text:p>
      <text:p text:style-name="P27"><text:span text:style-name="T26"><text:s/>System.</text:span><text:span text:style-name="T47">out</text:span><text:span text:style-name="T26">.println(</text:span><text:span text:style-name="T45">str</text:span><text:span text:style-name="T26"> + </text:span><text:span text:style-name="T47">PI</text:span><text:span text:style-name="T26">);</text:span></text:p>
      <text:p text:style-name="P29"/>
      <text:p text:style-name="P27"><text:span text:style-name="T26"><text:s/></text:span><text:span text:style-name="T48">// Multiplying the PI with itself to obtain the square of PI.</text:span></text:p>
      <text:p text:style-name="P27"><text:span text:style-name="T26"><text:s/></text:span><text:span text:style-name="T24">double</text:span><text:span text:style-name="T26"> </text:span><text:span text:style-name="T45">piSquare</text:span><text:span text:style-name="T26"> = </text:span><text:span text:style-name="T47">PI</text:span><text:span text:style-name="T26"> * </text:span><text:span text:style-name="T47">PI</text:span><text:span text:style-name="T26">;</text:span></text:p>
      <text:p text:style-name="P29"/>
      <text:p text:style-name="P27"><text:span text:style-name="T26"><text:s/></text:span><text:span text:style-name="T48">// Printing the value of PI</text:span></text:p>
      <text:p text:style-name="P27"><text:soft-page-break/><text:span text:style-name="T26"><text:s/>System.</text:span><text:span text:style-name="T47">out</text:span><text:span text:style-name="T26">.println(</text:span><text:span text:style-name="T50">"The square of PI is "</text:span><text:span text:style-name="T26"> + </text:span><text:span text:style-name="T45">piSquare</text:span><text:span text:style-name="T26">);</text:span></text:p>
      <text:p text:style-name="P29"/>
      <text:p text:style-name="P27"><text:span text:style-name="T26"><text:s/></text:span><text:span text:style-name="T48">// making another variable fakePi and dividing the obtained value of piSqare by 2.</text:span></text:p>
      <text:p text:style-name="P27"><text:span text:style-name="T26"><text:s/></text:span><text:span text:style-name="T24">double</text:span><text:span text:style-name="T26"> </text:span><text:span text:style-name="T45">fakePI</text:span><text:span text:style-name="T26"> = </text:span><text:span text:style-name="T45">piSquare</text:span><text:span text:style-name="T26">/2;</text:span></text:p>
      <text:p text:style-name="P27"><text:span text:style-name="T26"><text:s/></text:span></text:p>
      <text:p text:style-name="P27"><text:span text:style-name="T48">//creating another variable checkPI as boolean data type and initializing its value equals to PI and fakePI in which the value of PI is equals to fakePI.</text:span></text:p>
      <text:p text:style-name="P27"><text:span text:style-name="T24">boolean</text:span><text:span text:style-name="T26"> </text:span><text:span text:style-name="T45">checkPI</text:span><text:span text:style-name="T26"> = (</text:span><text:span text:style-name="T47">PI</text:span><text:span text:style-name="T26"> == </text:span><text:span text:style-name="T45">fakePI</text:span><text:span text:style-name="T26">);</text:span></text:p>
      <text:p text:style-name="P29"/>
      <text:p text:style-name="P27"><text:span text:style-name="T48">// printing the value of checkPI.</text:span></text:p>
      <text:p text:style-name="P27"><text:span text:style-name="T26">System.</text:span><text:span text:style-name="T47">out</text:span><text:span text:style-name="T26">.println(</text:span><text:span text:style-name="T50">"PI and the fake PI are equal. "</text:span><text:span text:style-name="T26"> +</text:span></text:p>
      <text:p text:style-name="P27"><text:span text:style-name="T50">" This statement is "</text:span><text:span text:style-name="T26"> + </text:span><text:span text:style-name="T45">checkPI</text:span><text:span text:style-name="T26"> + </text:span><text:span text:style-name="T50">"."</text:span><text:span text:style-name="T26">);</text:span></text:p>
      <text:p text:style-name="P29"/>
      <text:p text:style-name="P27"><text:span text:style-name="T48">/*</text:span></text:p>
      <text:p text:style-name="P27"><text:span text:style-name="T48">* The next 3 lines will initialize the value of fakePI, checks PI equals to fakePI If correct it returns true else false.</text:span></text:p>
      <text:p text:style-name="P27"><text:span text:style-name="T48">*/</text:span></text:p>
      <text:p text:style-name="P27"><text:span text:style-name="T45">fakePI</text:span><text:span text:style-name="T26"> = 3.141592653589793;</text:span></text:p>
      <text:p text:style-name="P27"><text:span text:style-name="T45">checkPI</text:span><text:span text:style-name="T26"> = (</text:span><text:span text:style-name="T47">PI</text:span><text:span text:style-name="T26"> == </text:span><text:span text:style-name="T45">fakePI</text:span><text:span text:style-name="T26">);</text:span></text:p>
      <text:p text:style-name="P27"><text:span text:style-name="T26">System.</text:span><text:span text:style-name="T47">out</text:span><text:span text:style-name="T26">.println(</text:span><text:span text:style-name="T50">"PI and the fake PI are equal. "</text:span><text:span text:style-name="T26"> +</text:span></text:p>
      <text:p text:style-name="P27"><text:span text:style-name="T50">" Now this statement is "</text:span><text:span text:style-name="T26"> + </text:span><text:span text:style-name="T45">checkPI</text:span><text:span text:style-name="T26"> + </text:span><text:span text:style-name="T50">"."</text:span><text:span text:style-name="T26">);</text:span></text:p>
      <text:p text:style-name="P29"/>
      <text:p text:style-name="P27"><text:span text:style-name="T48">// it compares the length of the string and print output.</text:span></text:p>
      <text:p text:style-name="P27"><text:span text:style-name="T26">System.</text:span><text:span text:style-name="T47">out</text:span><text:span text:style-name="T26">.println(</text:span><text:span text:style-name="T50">"Hussain"</text:span><text:span text:style-name="T26">.equals(</text:span><text:span text:style-name="T50">"Fred"</text:span><text:span text:style-name="T26">));</text:span></text:p>
      <text:p text:style-name="P27"><text:span text:style-name="T26">}</text:span></text:p>
      <text:p text:style-name="P17"><text:span text:style-name="T28">}</text:span></text:p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T18">Evidence of Testing</text:span></text:p>
      <text:p text:style-name="P1"><text:span text:style-name="T18"/></text:p>
      <text:p text:style-name="P1"><text:span text:style-name="T18"/></text:p>
      <text:p text:style-name="P12"><text:span text:style-name="T44">Java is cool!</text:span></text:p>
      <text:p text:style-name="P30"><text:span text:style-name="T44">5</text:span></text:p>
      <text:p text:style-name="P30"><text:span text:style-name="T44">24</text:span></text:p>
      <text:p text:style-name="P30"><text:span text:style-name="T44">PI = 3.141592653589793</text:span></text:p>
      <text:p text:style-name="P30"><text:span text:style-name="T44">The square of PI is 9.869604401089358</text:span></text:p>
      <text:p text:style-name="P30"><text:span text:style-name="T44">PI and the fake PI are equal. <text:s/>This statement is false.</text:span></text:p>
      <text:p text:style-name="P30"><text:span text:style-name="T44">PI and the fake PI are equal. <text:s/>Now this statement is true.</text:span></text:p>
      <text:p text:style-name="P30"><text:span text:style-name="T44">false</text:span></text:p>
      <text:p text:style-name="P12"/>
      <text:p text:style-name="P15"><text:span text:style-name="T18"/></text:p>
      <text:p text:style-name="P16"><text:span text:style-name="T28"/></text:p>
      <text:p text:style-name="P2"/>
      <text:p text:style-name="P1"/>
      <text:p text:style-name="P1"><text:span text:style-name="T13">Exercise No 3 /</text:span><text:span text:style-name="T17"> Name</text:span><text:span text:style-name="T7">:</text:span><text:span text:style-name="T7"> Conversion </text:span></text:p>
      <text:p text:style-name="P2"/>
      <text:p text:style-name="P1"><text:span text:style-name="T18">Commented Code</text:span></text:p>
      <text:p text:style-name="P2"/>
      <text:p text:style-name="P2"><text:span text:style-name="T26"/></text:p>
      <text:p text:style-name="P26"><text:span text:style-name="T24">class</text:span><text:span text:style-name="T26"> </text:span><text:span text:style-name="T29">KmMiles</text:span><text:span text:style-name="T26">{</text:span></text:p>
      <text:p text:style-name="P26"><text:span text:style-name="T26"><text:tab/></text:span></text:p>
      <text:p text:style-name="P26"><text:span text:style-name="T26"><text:tab/></text:span><text:span text:style-name="T24">public</text:span><text:span text:style-name="T26"> </text:span><text:span text:style-name="T24">static</text:span><text:span text:style-name="T26"> </text:span><text:span text:style-name="T24">void</text:span><text:span text:style-name="T26"> main(String[] </text:span><text:span text:style-name="T45">args</text:span><text:span text:style-name="T26">) {</text:span></text:p>
      <text:p text:style-name="P26"><text:span text:style-name="T26"><text:tab/><text:tab/></text:span><text:span text:style-name="T48">//1 </text:span><text:span text:style-name="T49">km</text:span><text:span text:style-name="T48"> = 0.621 miles</text:span></text:p>
      <text:p text:style-name="P26"><text:span text:style-name="T26"><text:tab/><text:tab/></text:span><text:span text:style-name="T24">double</text:span><text:span text:style-name="T26"> </text:span><text:span text:style-name="T45">kmTomiles</text:span><text:span text:style-name="T26"> = 23 * 0.621;</text:span></text:p>
      <text:p text:style-name="P26"><text:span text:style-name="T26"><text:tab/><text:tab/></text:span><text:span text:style-name="T48">//converting </text:span><text:span text:style-name="T49">km</text:span><text:span text:style-name="T48"> into miles.</text:span></text:p>
      <text:p text:style-name="P26"><text:span text:style-name="T26"><text:tab/><text:tab/>System.</text:span><text:span text:style-name="T47">out</text:span><text:span text:style-name="T26">.print(</text:span><text:span text:style-name="T50">"Total km in 23 miles is: "</text:span><text:span text:style-name="T26"> + </text:span><text:span text:style-name="T45">kmTomiles</text:span><text:span text:style-name="T26">);</text:span></text:p>
      <text:p text:style-name="P26"><text:span text:style-name="T26"><text:tab/><text:tab/></text:span></text:p>
      <text:p text:style-name="P26"><text:span text:style-name="T26"><text:tab/><text:tab/></text:span><text:span text:style-name="T24">double</text:span><text:span text:style-name="T26"> </text:span><text:span text:style-name="T45">milesToKm</text:span><text:span text:style-name="T26"> = 17/0.621;</text:span></text:p>
      <text:p text:style-name="P26"><text:span text:style-name="T26"><text:tab/><text:tab/></text:span><text:span text:style-name="T48">//converting miles into </text:span><text:span text:style-name="T49">km</text:span><text:span text:style-name="T48">.</text:span></text:p>
      <text:p text:style-name="P26"><text:span text:style-name="T26"><text:tab/><text:tab/>System.</text:span><text:span text:style-name="T47">out</text:span><text:span text:style-name="T26">.print(</text:span><text:span text:style-name="T50">"\nTotal miles in 17 km is: "</text:span><text:span text:style-name="T26"> + </text:span><text:span text:style-name="T45">milesToKm</text:span><text:span text:style-name="T26">);</text:span></text:p>
      <text:p text:style-name="P26"><text:span text:style-name="T26"><text:tab/><text:tab/></text:span></text:p>
      <text:p text:style-name="P26"><text:span text:style-name="T26"><text:tab/>}</text:span></text:p>
      <text:p text:style-name="P2"><text:soft-page-break/><text:span text:style-name="T26">}</text:span></text:p>
      <text:p text:style-name="P1"><text:span text:style-name="T18">Evidence of Testing</text:span></text:p>
      <text:p text:style-name="P2"/>
      <text:p text:style-name="P9"><text:span text:style-name="T4">Output</text:span></text:p>
      <text:p text:style-name="P9"><text:span text:style-name="T4"/></text:p>
      <text:p text:style-name="P10"><text:span text:style-name="T38">Total km in 23 miles is: 14.283</text:span></text:p>
      <text:p text:style-name="P10"><text:span text:style-name="T44">Total miles in 17 km is: 27.375201288244767</text:span></text:p>
      <text:p text:style-name="P2"/>
      <text:p text:style-name="P1"><text:span text:style-name="T18"/></text:p>
      <text:p text:style-name="P21"><text:span text:style-name="T13">Exercise No </text:span><text:span text:style-name="T14">4</text:span><text:span text:style-name="T13">/</text:span><text:span text:style-name="T17"> Name</text:span><text:span text:style-name="T7">:</text:span><text:span text:style-name="T7"> Conversion </text:span></text:p>
      <text:p text:style-name="P4"/>
      <text:p text:style-name="P21"><text:span text:style-name="T18">Commented Code</text:span></text:p>
      <text:p text:style-name="P21"><text:span text:style-name="T18"/></text:p>
      <text:p text:style-name="P21"><text:span text:style-name="T18"/></text:p>
      <text:p text:style-name="P26"><text:span text:style-name="T24">class</text:span><text:span text:style-name="T26"> </text:span><text:span text:style-name="T30">SquareMeter</text:span><text:span text:style-name="T26">{</text:span></text:p>
      <text:p text:style-name="P26"><text:span text:style-name="T26"><text:tab/></text:span></text:p>
      <text:p text:style-name="P26"><text:span text:style-name="T26"><text:tab/></text:span><text:span text:style-name="T24">public</text:span><text:span text:style-name="T26"> </text:span><text:span text:style-name="T24">static</text:span><text:span text:style-name="T26"> </text:span><text:span text:style-name="T24">void</text:span><text:span text:style-name="T26"> main(String[] </text:span><text:span text:style-name="T45">args</text:span><text:span text:style-name="T26">) {</text:span></text:p>
      <text:p text:style-name="P26"><text:span text:style-name="T26"><text:tab/><text:tab/></text:span></text:p>
      <text:p text:style-name="P26"><text:span text:style-name="T26"><text:tab/><text:tab/></text:span><text:span text:style-name="T48">//1 square meter = 10^(-6) square meters.</text:span></text:p>
      <text:p text:style-name="P26"><text:span text:style-name="T26"><text:tab/><text:tab/></text:span><text:span text:style-name="T24">double</text:span><text:span text:style-name="T26"> </text:span><text:span text:style-name="T46">SquareM</text:span><text:span text:style-name="T26"> = 22;</text:span></text:p>
      <text:p text:style-name="P26"><text:span text:style-name="T26"><text:tab/><text:tab/></text:span><text:span text:style-name="T48">//converting square meter into square kilometer.</text:span></text:p>
      <text:p text:style-name="P26"><text:span text:style-name="T26"><text:tab/><text:tab/></text:span><text:span text:style-name="T24">double</text:span><text:span text:style-name="T26"> </text:span><text:span text:style-name="T45">SquareKm</text:span><text:span text:style-name="T26"> = 22 * 0.000001;</text:span></text:p>
      <text:p text:style-name="P26"><text:span text:style-name="T26"><text:tab/><text:tab/>System.</text:span><text:span text:style-name="T47">out</text:span><text:span text:style-name="T26">.print(</text:span><text:span text:style-name="T50">"Total square km in 22 sqare meter is: "</text:span><text:span text:style-name="T26"> + </text:span><text:span text:style-name="T45">SquareKm</text:span><text:span text:style-name="T26">);</text:span></text:p>
      <text:p text:style-name="P26"><text:span text:style-name="T26"><text:tab/>}</text:span></text:p>
      <text:p text:style-name="P26"><text:span text:style-name="T26"><text:tab/></text:span></text:p>
      <text:p text:style-name="P28"/>
      <text:p text:style-name="P21"><text:span text:style-name="T26"><text:tab/>}</text:span></text:p>
      <text:p text:style-name="P21"><text:span text:style-name="T18"/></text:p>
      <text:p text:style-name="P22"><text:span text:style-name="T18">Evidence of Testing</text:span></text:p>
      <text:p text:style-name="P22"><text:span text:style-name="T18"/></text:p>
      <text:p text:style-name="P13"><text:span text:style-name="T4">Output</text:span></text:p>
      <text:p text:style-name="P22"><text:span text:style-name="T18"/></text:p>
      <text:p text:style-name="P19"><text:span text:style-name="T38">Total square km in 22 sqare meter is: 2.2E-5</text:span></text:p>
      <text:p text:style-name="P7"/>
      <text:p text:style-name="P1"><text:span text:style-name="T4"/></text:p>
      <text:p text:style-name="P2"/>
      <text:p text:style-name="P1"><text:span text:style-name="T4"/></text:p>
      <text:p text:style-name="P1"><text:soft-page-break/></text:p>
      <text:p text:style-name="P1"/>
      <text:p text:style-name="P25"><text:span text:style-name="T13">Exercise No </text:span><text:span text:style-name="T16">5</text:span><text:span text:style-name="T13">/</text:span><text:span text:style-name="T17"> Name</text:span><text:span text:style-name="T7">:</text:span><text:span text:style-name="T7"> <text:s/>Circle </text:span></text:p>
      <text:p text:style-name="P6"/>
      <text:p text:style-name="P25"><text:span text:style-name="T18">Commented Code</text:span></text:p>
      <text:p text:style-name="P25"><text:span text:style-name="T18"/></text:p>
      <text:p text:style-name="P25"><text:span text:style-name="T25">class</text:span><text:span text:style-name="T26"> </text:span><text:span text:style-name="T32">Circle</text:span><text:span text:style-name="T26">{</text:span></text:p>
      <text:p text:style-name="P26"><text:span text:style-name="T26"><text:tab/></text:span><text:span text:style-name="T24">final</text:span><text:span text:style-name="T26"> </text:span><text:span text:style-name="T24">static</text:span><text:span text:style-name="T26"> </text:span><text:span text:style-name="T24">double</text:span><text:span text:style-name="T26"> </text:span><text:span text:style-name="T47">PI</text:span><text:span text:style-name="T26"> = 3.142857;</text:span></text:p>
      <text:p text:style-name="P26"><text:span text:style-name="T26"><text:tab/></text:span></text:p>
      <text:p text:style-name="P26"><text:span text:style-name="T26"><text:tab/></text:span><text:span text:style-name="T24">public</text:span><text:span text:style-name="T26"> </text:span><text:span text:style-name="T24">static</text:span><text:span text:style-name="T26"> </text:span><text:span text:style-name="T24">void</text:span><text:span text:style-name="T26"> main(String[] </text:span><text:span text:style-name="T45">args</text:span><text:span text:style-name="T26">) {</text:span></text:p>
      <text:p text:style-name="P26"><text:span text:style-name="T26"><text:tab/><text:tab/></text:span></text:p>
      <text:p text:style-name="P26"><text:span text:style-name="T26"><text:tab/><text:tab/></text:span><text:span text:style-name="T24">double</text:span><text:span text:style-name="T26"> </text:span><text:span text:style-name="T45">radius</text:span><text:span text:style-name="T26"> = 7.5;</text:span></text:p>
      <text:p text:style-name="P26"><text:span text:style-name="T26"><text:tab/><text:tab/></text:span><text:span text:style-name="T24">double</text:span><text:span text:style-name="T26"> </text:span><text:span text:style-name="T45">circumference</text:span><text:span text:style-name="T26"> = 2 * </text:span><text:span text:style-name="T47">PI</text:span><text:span text:style-name="T26"> * </text:span><text:span text:style-name="T45">radius</text:span><text:span text:style-name="T26">;</text:span></text:p>
      <text:p text:style-name="P26"><text:span text:style-name="T26"><text:tab/><text:tab/></text:span><text:span text:style-name="T24">double</text:span><text:span text:style-name="T26"> </text:span><text:span text:style-name="T45">area</text:span><text:span text:style-name="T26"> = </text:span><text:span text:style-name="T47">PI</text:span><text:span text:style-name="T26"> * </text:span><text:span text:style-name="T45">radius</text:span><text:span text:style-name="T26"> * </text:span><text:span text:style-name="T45">radius</text:span><text:span text:style-name="T26">;</text:span></text:p>
      <text:p text:style-name="P26"><text:span text:style-name="T26"><text:tab/><text:tab/></text:span><text:span text:style-name="T24">double</text:span><text:span text:style-name="T26"> </text:span><text:span text:style-name="T45">volume</text:span><text:span text:style-name="T26"> = (4 * </text:span><text:span text:style-name="T47">PI</text:span><text:span text:style-name="T26"> * </text:span><text:span text:style-name="T45">radius</text:span><text:span text:style-name="T26"> * </text:span><text:span text:style-name="T45">radius</text:span><text:span text:style-name="T26"> * </text:span><text:span text:style-name="T45">radius</text:span><text:span text:style-name="T26">)/3;</text:span></text:p>
      <text:p text:style-name="P26"><text:span text:style-name="T26"><text:tab/><text:tab/>System.</text:span><text:span text:style-name="T47">out</text:span><text:span text:style-name="T26">.print(</text:span><text:span text:style-name="T50">"The circumference of circle is: "</text:span><text:span text:style-name="T26"> + </text:span><text:span text:style-name="T45">circumference</text:span><text:span text:style-name="T26">);</text:span></text:p>
      <text:p text:style-name="P26"><text:span text:style-name="T26"><text:tab/><text:tab/>System.</text:span><text:span text:style-name="T47">out</text:span><text:span text:style-name="T26">.print(</text:span><text:span text:style-name="T50">"\nThe area of circle is: "</text:span><text:span text:style-name="T26"> + </text:span><text:span text:style-name="T45">area</text:span><text:span text:style-name="T26">);</text:span></text:p>
      <text:p text:style-name="P26"><text:span text:style-name="T26"><text:tab/><text:tab/>System.</text:span><text:span text:style-name="T47">out</text:span><text:span text:style-name="T26">.print(</text:span><text:span text:style-name="T50">"\nThe volume of sphere is: "</text:span><text:span text:style-name="T26"> + </text:span><text:span text:style-name="T45">volume</text:span><text:span text:style-name="T26">);</text:span></text:p>
      <text:p text:style-name="P26"><text:span text:style-name="T26"><text:tab/><text:tab/></text:span></text:p>
      <text:p text:style-name="P26"><text:span text:style-name="T26"><text:tab/>}</text:span></text:p>
      <text:p text:style-name="P26"><text:span text:style-name="T26"><text:tab/>}</text:span></text:p>
      <text:p text:style-name="P26"><text:span text:style-name="T26"/></text:p>
      <text:p text:style-name="P25"><text:span text:style-name="T18">Evidence of Testing</text:span></text:p>
      <text:p text:style-name="P25"><text:span text:style-name="T18"/></text:p>
      <text:p text:style-name="P32"><text:span text:style-name="T4">Output</text:span></text:p>
      <text:p text:style-name="P32"><text:span text:style-name="T4"/></text:p>
      <text:p text:style-name="P11"><text:span text:style-name="T38">The circumference of circle is: 47.142855</text:span></text:p>
      <text:p text:style-name="P11"><text:span text:style-name="T38"/></text:p>
      <text:p text:style-name="P30"><text:span text:style-name="T44">The area of circle is: 176.78570624999998</text:span></text:p>
      <text:p text:style-name="P11"><text:span text:style-name="T44">The volume of sphere is: 1767.8570625</text:span></text:p>
      <text:p text:style-name="P25"><text:span text:style-name="T18"/></text:p>
      <text:p text:style-name="P1"/>
      <text:p text:style-name="P23"><text:span text:style-name="T13">Exercise No </text:span><text:span text:style-name="T15">6</text:span><text:span text:style-name="T13">/</text:span><text:span text:style-name="T17"> Name</text:span><text:span text:style-name="T7">:</text:span><text:span text:style-name="T7"> Odd or even? </text:span></text:p>
      <text:p text:style-name="P5"/>
      <text:p text:style-name="P23"><text:span text:style-name="T18">Commented Code</text:span></text:p>
      <text:p text:style-name="P23"><text:span text:style-name="T18"/></text:p>
      <text:p text:style-name="P1"><text:soft-page-break/><text:span text:style-name="T24">class</text:span><text:span text:style-name="T26"> </text:span><text:span text:style-name="T31">OddEven</text:span><text:span text:style-name="T26">{</text:span></text:p>
      <text:p text:style-name="P26"><text:span text:style-name="T26"><text:tab/></text:span></text:p>
      <text:p text:style-name="P26"><text:span text:style-name="T26"><text:tab/></text:span><text:span text:style-name="T24">public</text:span><text:span text:style-name="T26"> </text:span><text:span text:style-name="T24">static</text:span><text:span text:style-name="T26"> </text:span><text:span text:style-name="T24">void</text:span><text:span text:style-name="T26"> main(String[] </text:span><text:span text:style-name="T45">args</text:span><text:span text:style-name="T26">) {</text:span></text:p>
      <text:p text:style-name="P26"><text:span text:style-name="T26"><text:tab/><text:tab/></text:span></text:p>
      <text:p text:style-name="P26"><text:span text:style-name="T26"><text:tab/><text:tab/></text:span><text:span text:style-name="T24">int</text:span><text:span text:style-name="T26"> </text:span><text:span text:style-name="T45">num</text:span><text:span text:style-name="T26"> = 17;</text:span></text:p>
      <text:p text:style-name="P26"><text:span text:style-name="T26"><text:tab/><text:tab/></text:span><text:span text:style-name="T48">//dividing the number by 2. so to check the condition.</text:span></text:p>
      <text:p text:style-name="P26"><text:span text:style-name="T26"><text:tab/><text:tab/></text:span><text:span text:style-name="T24">if</text:span><text:span text:style-name="T26"> (</text:span><text:span text:style-name="T45">num</text:span><text:span text:style-name="T26">%2 == 0) {</text:span></text:p>
      <text:p text:style-name="P26"><text:span text:style-name="T26"><text:tab/><text:tab/><text:tab/>System.</text:span><text:span text:style-name="T47">out</text:span><text:span text:style-name="T26">.print(</text:span><text:span text:style-name="T50">"The number is even"</text:span><text:span text:style-name="T26">);</text:span></text:p>
      <text:p text:style-name="P26"><text:span text:style-name="T26"><text:tab/><text:tab/>}</text:span></text:p>
      <text:p text:style-name="P26"><text:span text:style-name="T26"><text:tab/><text:tab/></text:span><text:span text:style-name="T24">else</text:span></text:p>
      <text:p text:style-name="P26"><text:span text:style-name="T26"><text:tab/><text:tab/><text:tab/>System.</text:span><text:span text:style-name="T47">out</text:span><text:span text:style-name="T26">.print(</text:span><text:span text:style-name="T50">"The number is odd."</text:span><text:span text:style-name="T26">);</text:span></text:p>
      <text:p text:style-name="P26"><text:span text:style-name="T26"><text:tab/>}</text:span></text:p>
      <text:p text:style-name="P26"><text:span text:style-name="T26"><text:tab/></text:span></text:p>
      <text:p text:style-name="P28"/>
      <text:p text:style-name="P26"><text:span text:style-name="T26"><text:tab/>}</text:span></text:p>
      <text:p text:style-name="P26"><text:span text:style-name="T26"/></text:p>
      <text:p text:style-name="P24"><text:span text:style-name="T18">Evidence of Testing</text:span></text:p>
      <text:p text:style-name="P24"><text:span text:style-name="T18"/></text:p>
      <text:p text:style-name="P31"><text:span text:style-name="T4">Output</text:span></text:p>
      <text:p text:style-name="P31"><text:span text:style-name="T40"/></text:p>
      <text:p text:style-name="P33"><text:span text:style-name="T38">The number is odd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 narrow" svg:font-family="'arial  narrow'" style:font-family-generic="swiss"/>
    <style:font-face style:name="arial narrow" svg:font-family="'arial narrow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onospace" svg:font-family="Monospac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28in" loext:contextual-spacing="false" fo:line-height="100%" fo:keep-together="always" fo:padding-left="0in" fo:padding-right="0in" fo:padding-top="0in" fo:padding-bottom="0.0138in" fo:border-left="none" fo:border-right="none" fo:border-top="none" fo:border-bottom="0.51pt solid #5b9bd5" fo:keep-with-next="always"/>
      <style:text-properties fo:color="#2e74b5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1665in" loext:contextual-spacing="false" fo:line-height="100%"/>
      <style:text-properties style:font-name="Times New Roman" fo:font-family="'Times New Roman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answer-label" style:family="paragraph" style:parent-style-name="Standard" style:default-outline-level="">
      <style:paragraph-properties fo:margin-left="0in" fo:margin-right="0.052in" fo:margin-top="0.052in" fo:margin-bottom="0.052in" loext:contextual-spacing="false" fo:line-height="100%" fo:text-indent="0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answer-label2" style:family="paragraph" style:parent-style-name="Standard" style:default-outline-level="">
      <style:paragraph-properties fo:margin-left="0in" fo:margin-right="0.052in" fo:margin-top="0.052in" fo:margin-bottom="0.052in" loext:contextual-spacing="false" fo:line-height="100%" fo:text-indent="0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awTB_5f_02_5f_question" style:display-name="awTB_02_question" style:family="paragraph" style:parent-style-name="Standard" style:default-outline-level="3" style:list-style-name="">
      <style:paragraph-properties fo:margin-top="0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awTB_5f_03_5f_distractor" style:display-name="awTB_03_distractor" style:family="paragraph" style:parent-style-name="Standard" style:default-outline-level="3" style:list-style-name="">
      <style:paragraph-properties fo:margin-top="0in" fo:margin-bottom="0.028in" loext:contextual-spacing="false" fo:line-height="100%" fo:keep-together="always" fo:keep-with-next="always">
        <style:tab-stops>
          <style:tab-stop style:position="0.6252in"/>
        </style:tab-stops>
      </style:paragraph-properties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awTB_5f_04_5f_answer" style:display-name="awTB_04_answer" style:family="paragraph" style:parent-style-name="Standard" style:default-outline-level="4" style:list-style-name="">
      <style:paragraph-properties fo:margin-top="0.028in" fo:margin-bottom="0.1945in" loext:contextual-spacing="false" fo:line-height="100%" fo:keep-together="always">
        <style:tab-stops>
          <style:tab-stop style:position="0.9799in"/>
        </style:tab-stops>
      </style:paragraph-properties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awTB_5f_fig" style:display-name="awTB_fig" style:family="paragraph" style:parent-style-name="Standard" style:default-outline-level="2" style:list-style-name="">
      <style:paragraph-properties fo:margin-top="0.139in" fo:margin-bottom="0.028in" loext:contextual-spacing="false" fo:line-height="100%" fo:keep-together="always" fo:keep-with-next="always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awTB_5f_00_5f_chTitle" style:display-name="awTB_00_chTitle" style:family="paragraph" style:parent-style-name="Standard" style:default-outline-level="1" style:list-style-name="">
      <style:paragraph-properties fo:margin-top="1in" fo:margin-bottom="0.5in" loext:contextual-spacing="false" fo:line-height="100%" fo:keep-together="always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awTB_5f_01_5f_questionHead" style:display-name="awTB_01_questionHead" style:family="paragraph" style:parent-style-name="Standard" style:default-outline-level="2" style:list-style-name="">
      <style:paragraph-properties fo:margin-top="0.25in" fo:margin-bottom="0.139in" loext:contextual-spacing="false" fo:line-height="100%" fo:keep-together="always" fo:keep-with-next="always"/>
      <style:text-properties style:font-name="Arial" fo:font-family="Arial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awTB_5f_appHead" style:display-name="awTB_appHead" style:family="paragraph" style:parent-style-name="Standard" style:default-outline-level="">
      <style:paragraph-properties fo:margin-top="0.1945in" fo:margin-bottom="0.139in" loext:contextual-spacing="false" fo:line-height="100%" fo:keep-together="always" fo:keep-with-next="always"/>
      <style:text-properties style:font-name="Arial" fo:font-family="Arial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awTB_5f_04_5f_esAnswer" style:display-name="awTB_04_esAnswer" style:family="paragraph" style:parent-style-name="awTB_5f_04_5f_answer" style:default-outline-level="">
      <style:paragraph-properties fo:margin-left="0.3799in" fo:margin-right="0in" fo:margin-top="0in" fo:margin-bottom="0.1945in" loext:contextual-spacing="false" fo:text-indent="0in" style:auto-text-indent="false"/>
    </style:style>
    <style:style style:name="awTB_5f_ansFig" style:display-name="awTB_ansFig" style:family="paragraph" style:parent-style-name="awTB_5f_fig" style:default-outline-level="">
      <style:paragraph-properties fo:margin-left="1in" fo:margin-right="0in" fo:margin-top="0.111in" fo:margin-bottom="0.1945in" loext:contextual-spacing="false" fo:text-indent="0in" style:auto-text-indent="false" fo:keep-with-next="auto"/>
    </style:style>
    <style:style style:name="awTB_5f_04_5f_esAnswer2" style:display-name="awTB_04_esAnswer2" style:family="paragraph" style:parent-style-name="awTB_5f_04_5f_esAnswer" style:default-outline-level="">
      <style:paragraph-properties fo:margin-left="0.3799in" fo:margin-right="0in" fo:margin-top="0in" fo:margin-bottom="0.0835in" loext:contextual-spacing="false" fo:text-indent="0in" style:auto-text-indent="false"/>
    </style:style>
    <style:style style:name="awTB_5f_04_5f_esAnswer1only" style:display-name="awTB_04_esAnswer1only" style:family="paragraph" style:parent-style-name="awTB_5f_04_5f_esAnswer" style:default-outline-level=""/>
    <style:style style:name="awTB_5f_04_5f_esAnswer1" style:display-name="awTB_04_esAnswer1" style:family="paragraph" style:parent-style-name="awTB_5f_04_5f_esAnswer1only" style:default-outline-level="">
      <style:paragraph-properties fo:margin-top="0in" fo:margin-bottom="0.0835in" loext:contextual-spacing="false"/>
    </style:style>
    <style:style style:name="awTB_5f_04_5f_esAnswerLast" style:display-name="awTB_04_esAnswerLast" style:family="paragraph" style:parent-style-name="awTB_5f_04_5f_esAnswer2" style:default-outline-level=""/>
    <style:style style:name="awTB_5f_02_5f_questionEs" style:display-name="awTB_02_questionEs" style:family="paragraph" style:parent-style-name="awTB_5f_02_5f_question" style:default-outline-level="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2662a1" style:text-line-through-style="none" style:text-line-through-type="none" style:text-underline-style="none" style:text-blinking="false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questionnumber1" style:family="text" style:parent-style-name="Default_20_Paragraph_20_Font">
      <style:text-properties fo:color="#aaaaaa" fo:font-weight="bold" style:font-weight-asian="bold" style:font-weight-complex="bold"/>
    </style:style>
    <style:style style:name="hidden4" style:family="text" style:parent-style-name="Default_20_Paragraph_20_Font">
      <style:text-properties text:display="true"/>
    </style:style>
    <style:style style:name="apple-converted-space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abel1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28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29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0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1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2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3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4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5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6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7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8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9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40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41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42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43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44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45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46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47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48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49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50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51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52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53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54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55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56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57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58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59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60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0in"/>
          <style:tab-stop style:position="0.6898in"/>
          <style:tab-stop style:position="3.15in" style:type="char" style:char=","/>
          <style:tab-stop style:position="6.2681in" style:type="right"/>
          <style:tab-stop style:position="6.3in" style:type="right"/>
        </style:tab-stops>
      </style:paragraph-properties>
    </style:style>
    <style:style style:name="MP2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3.15in" style:type="center"/>
          <style:tab-stop style:position="6.2681in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/>
    </style:style>
    <style:style style:name="MT2" style:family="text">
      <style:text-properties style:font-name="Arial Narrow" fo:font-size="14pt" style:font-size-asian="14pt"/>
    </style:style>
    <style:style style:name="MT3" style:family="text">
      <style:text-properties fo:color="#5b9bd5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266" text:anchor-type="as-char" svg:width="1.2709in" svg:height="0.6252in" draw:z-index="6"><draw:image xlink:href="Pictures/100002010000007A0000003CE65EB54C70BAB8D8.png" xlink:type="simple" xlink:show="embed" xlink:actuate="onLoad" loext:mime-type="image/png"/></draw:frame></text:p>
        <text:p text:style-name="MP2"><text:span text:style-name="MT1"><text:tab/></text:span><text:span text:style-name="MT2">CIS016-1 Principles of Programming</text:span></text:p>
        <text:p text:style-name="Header"/>
        <text:p text:style-name="Header"/>
      </style:header>
      <style:footer>
        <text:p text:style-name="MP3"><text:span text:style-name="MT3">Page </text:span><text:span text:style-name="MT3"><text:page-number style:num-format="1" text:select-page="current">7</text:page-number></text:span><text:span text:style-name="MT3"><text:s/>of </text:span><text:span text:style-name="MT3"><text:page-count style:num-format="1">7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e Brandreth</meta:initial-creator>
    <meta:editing-cycles>14</meta:editing-cycles>
    <meta:print-date>2015-09-05T07:54:00</meta:print-date>
    <meta:creation-date>2019-02-12T14:47:00</meta:creation-date>
    <dc:date>2020-03-01T15:37:02.377653747</dc:date>
    <meta:editing-duration>PT1H24M36S</meta:editing-duration>
    <meta:generator>LibreOffice/6.0.7.3$Linux_X86_64 LibreOffice_project/00m0$Build-3</meta:generator>
    <meta:document-statistic meta:table-count="0" meta:image-count="1" meta:object-count="0" meta:page-count="7" meta:paragraph-count="151" meta:word-count="694" meta:character-count="4171" meta:non-whitespace-character-count="34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